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Standard">
      <style:text-properties style:font-name="Cambria" officeooo:rsid="0018a7fb" officeooo:paragraph-rsid="0018a7fb"/>
    </style:style>
    <style:style style:name="P4" style:family="paragraph" style:parent-style-name="Standard">
      <style:text-properties style:font-name="Cambria" officeooo:rsid="001ce025" officeooo:paragraph-rsid="001ce025"/>
    </style:style>
    <style:style style:name="P5" style:family="paragraph" style:parent-style-name="Standard">
      <style:text-properties style:font-name="Cambria" officeooo:rsid="001d2358" officeooo:paragraph-rsid="001d2358"/>
    </style:style>
    <style:style style:name="P6" style:family="paragraph" style:parent-style-name="Text_20_body">
      <style:text-properties officeooo:paragraph-rsid="001ce025"/>
    </style:style>
    <style:style style:name="P7" style:family="paragraph" style:parent-style-name="Text_20_body">
      <style:text-properties officeooo:rsid="001ce025" officeooo:paragraph-rsid="001ce025"/>
    </style:style>
    <style:style style:name="P8" style:family="paragraph" style:parent-style-name="Text_20_body">
      <style:text-properties officeooo:paragraph-rsid="001d2358"/>
    </style:style>
    <style:style style:name="P9" style:family="paragraph" style:parent-style-name="Text_20_body">
      <style:text-properties officeooo:rsid="001f0d0d" officeooo:paragraph-rsid="001f0d0d"/>
    </style:style>
    <style:style style:name="P10" style:family="paragraph" style:parent-style-name="StyleTitre">
      <style:text-properties officeooo:rsid="001ce025" officeooo:paragraph-rsid="001ce025"/>
    </style:style>
    <style:style style:name="P11" style:family="paragraph" style:parent-style-name="StyleTitre">
      <style:paragraph-properties fo:text-align="start" style:justify-single-word="false"/>
      <style:text-properties officeooo:rsid="001ce025" officeooo:paragraph-rsid="001ce025"/>
    </style:style>
    <style:style style:name="P12" style:family="paragraph" style:parent-style-name="StyleTitre">
      <style:paragraph-properties fo:text-align="start" style:justify-single-word="false"/>
      <style:text-properties fo:font-size="18pt" officeooo:rsid="001ce025" officeooo:paragraph-rsid="001ce025" style:font-size-asian="18pt" style:font-size-complex="18pt"/>
    </style:style>
    <style:style style:name="P13" style:family="paragraph" style:parent-style-name="StyleTitre">
      <style:paragraph-properties fo:text-align="start" style:justify-single-word="false"/>
      <style:text-properties style:font-name="Cambria" fo:font-size="18pt" officeooo:rsid="001ce025" officeooo:paragraph-rsid="001d2358" style:font-size-asian="18pt" style:font-size-complex="18pt"/>
    </style:style>
    <style:style style:name="P14" style:family="paragraph" style:parent-style-name="StyleTitre">
      <style:paragraph-properties fo:text-align="start" style:justify-single-word="false" fo:break-before="page"/>
      <style:text-properties style:font-name="Cambria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alentin THOUVENIN</text:p>
      <text:p text:style-name="P6">Clément BELLANGER</text:p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0">Rapport Miler-Rabin</text:p>
      <text:p text:style-name="P2"/>
      <text:p text:style-name="Text_20_body"/>
      <text:p text:style-name="Text_20_body"/>
      <text:p text:style-name="Text_20_body"><text:bookmark text:name="_GoBack"/>DépotGit : <text:span text:style-name="T1">(Eventuellement)</text:span></text:p>
      <text:p text:style-name="P3">(Explication d<text:span text:style-name="T1">e la compilation dans le README github</text:span>)</text:p>
      <text:p text:style-name="P14"/>
      <text:p text:style-name="P11">Implémentation des fonctions élémentaires</text:p>
      <text:p text:style-name="P11"/>
      <text:p text:style-name="P12">Question 1</text:p>
      <text:p text:style-name="P4">Nous avons choisi d'opter pour le langage java.</text:p>
      <text:p text:style-name="P4">Celui-ci dispose de la librairie BigInteger. Il gère les entiers de très grande taille.</text:p>
      <text:p text:style-name="P4">Il possède la plupart des opérations élémentaires dont :</text:p>
      <text:p text:style-name="P4">add(BigInteger val)</text:p>
      <text:p text:style-name="P4">subtract(BigInteger val)</text:p>
      <text:p text:style-name="P4">multiply(BigInteger val)<text:line-break/>divide(BigInteger val)</text:p>
      <text:p text:style-name="P4">mod(BigInteger val)</text:p>
      <text:p text:style-name="P4"/>
      <text:p text:style-name="P5">Pour plus de détails : </text:p>
      <text:p text:style-name="P5"><text:a xlink:type="simple" xlink:href="https://docs.oracle.com/javase/8/docs/api/java/math/BigInteger.html" text:style-name="Internet_20_link" text:visited-style-name="Visited_20_Internet_20_Link">https://docs.oracle.com/javase/8/docs/api/java/math/BigInteger.html</text:a></text:p>
      <text:p text:style-name="P5"/>
      <text:p text:style-name="P5"/>
      <text:p text:style-name="P13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9">On utilisera la bibliothèque Random (BigInteger a un constructeur prenant en paramètres Random et un nombre de bits fixé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1-27T17:49:51.772000000</dc:date>
    <meta:editing-duration>PT1H12M32S</meta:editing-duration>
    <meta:editing-cycles>11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19" meta:word-count="121" meta:character-count="885" meta:non-whitespace-character-count="782"/>
  </office:meta>
</office:document-meta>
</file>